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3-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BIJAH, JUDAH'S SECOND RULER (13:1-2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BIJAH, JUDAH'S SECOND RULER (13:1-2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ighter (13:1-2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fighter (13:1-20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rmies (13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ddress (13:4-1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address (13:4-12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condemns Jeroboam (13:4-9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cautions Jeroboam's troops (13:10-1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fighter (13:1-20):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rmies (13:1-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ddress (13:4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mbush (13:1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larm (13:1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attack (13:15-20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ABIJAH, JUDAH'S SECOND RULER (13:1-22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 fighter (13:1-20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father (13:21-22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2 CHRONICLES 13-16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ABIJAH, JUDAH'S SECOND RULER (13:1-2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ASA, JUDAH'S THIRD RULER (14:1-16:14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-title-Title-Slide" presentation:presentation-page-layout-name="Master1-PPL1" draw:id="Slide-263">
        <draw:frame draw:id="id97" presentation:style-name="a538" draw:name="Title 1" svg:x="1.38in" svg:y="0.83in" svg:width="10.3in" svg:height="4.42in" presentation:class="title" presentation:placeholder="false">
          <draw:text-box>
            <text:p text:style-name="a537" text:class-names="" text:cond-style-name=""><text:span text:style-name="a535" text:class-names="">ASA, JUDAH'S THIRD RULER (14:1-16:14)<text:s text:c="1"/></text:span><text:span text:style-name="a536" text:class-names=""/></text:p>
          </draw:text-box>
          <svg:title/>
          <svg:desc/>
        </draw:frame>
        <draw:frame draw:id="id98" presentation:style-name="a543" draw:name="Subtitle 2" svg:x="1.38in" svg:y="5.25in" svg:width="10.3in" svg:height="1.85in" presentation:class="subtitle" presentation:placeholder="false">
          <draw:text-box>
            <text:p text:style-name="a540" text:class-names="" text:cond-style-name=""><text:span text:style-name="a539" text:class-names=""><text:s text:c="1"/>Asa's service (14:1-8; 15:1-19)<text:s text:c="1"/></text:span></text:p>
            <text:p text:style-name="a542" text:class-names="" text:cond-style-name=""><text:span text:style-name="a541" text:class-names=""/></text:p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Asa's service (14:1-8; 15:1-19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reforms (14:1-5; 15:1-19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rebuilding (14:6-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ASA, JUDAH'S THIRD RULER (14:1-16:14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Asa's service (14:1-8; 15:1-19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Asa's salvation (14:9-15): The Lord rescues Asa and his army from total destruction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sa's salvation (14:9-15): The Lord rescues Asa and his army from total destruction.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danger (14:9-10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dependence (14:11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deliverance (14:12-15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ASA, JUDAH'S THIRD RULER (14:1-16:14)<text:s text:c="1"/></text:span><text:span text:style-name="a594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Asa's service (14:1-8; 15:1-19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Asa's salvation (14:9-15): The Lord rescues Asa and his army from total destruction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Asa's sins (16:1-14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-title-Title-Slide" presentation:presentation-page-layout-name="Master1-PPL1" draw:id="Slide-268">
        <draw:frame draw:id="id107" presentation:style-name="a614" draw:name="Title 1" svg:x="1.38in" svg:y="0.83in" svg:width="10.3in" svg:height="4.42in" presentation:class="title" presentation:placeholder="false">
          <draw:text-box>
            <text:p text:style-name="a613" text:class-names="" text:cond-style-name=""><text:span text:style-name="a611" text:class-names=""><text:s text:c="1"/>Asa's sins (16:1-14)<text:s text:c="1"/></text:span><text:span text:style-name="a612" text:class-names=""/></text:p>
          </draw:text-box>
          <svg:title/>
          <svg:desc/>
        </draw:frame>
        <draw:frame draw:id="id108" presentation:style-name="a619" draw:name="Subtitle 2" svg:x="1.38in" svg:y="5.25in" svg:width="10.3in" svg:height="1.85in" presentation:class="subtitle" presentation:placeholder="false">
          <draw:text-box>
            <text:p text:style-name="a616" text:class-names="" text:cond-style-name=""><text:span text:style-name="a615" text:class-names=""><text:s text:c="1"/>The treachery (16:1-10)<text:s text:c="1"/></text:span></text:p>
            <text:p text:style-name="a618" text:class-names="" text:cond-style-name=""><text:span text:style-name="a617" text:class-names=""/></text:p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treachery (16:1-10)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partnership (16:1-6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prophet (16:7-10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Asa's sins (16:1-14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treachery (16:1-10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tragedy (16:11-14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ASA, JUDAH'S THIRD RULER (14:1-16:14)<text:s text:c="1"/></text:span><text:span text:style-name="a652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Asa's service (14:1-8; 15:1-1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Asa's salvation (14:9-15): The Lord rescues Asa and his army from total destruction.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Asa's sins (16:1-1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2 CHRONICLES 13-16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ABIJAH, JUDAH'S SECOND RULER (13:1-22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ASA, JUDAH'S THIRD RULER (14:1-16:14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3-16 </dc:title>
    <meta:initial-creator>David STRICKLAND</meta:initial-creator>
    <dc:creator>David STRICKLAND</dc:creator>
    <meta:creation-date>2020-02-22T19:24:20Z</meta:creation-date>
    <dc:date>2020-02-22T19:24:21Z</dc:date>
    <meta:template xlink:href="BibleStudy" xlink:type="simple"/>
    <meta:editing-cycles>1</meta:editing-cycles>
    <meta:editing-duration>PT0S</meta:editing-duration>
    <meta:document-statistic meta:paragraph-count="53" meta:word-count="390"/>
  </office:meta>
</office:document-meta>
</file>